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jpeg" manifest:media-type="image/jpeg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T3" style:parent-style-name="DefaultParagraphFont" style:family="text">
      <style:text-properties style:language-asian="en" style:country-asian="IE"/>
    </style:style>
    <style:style style:name="P4" style:parent-style-name="Normal" style:family="paragraph">
      <style:paragraph-properties fo:break-before="page"/>
    </style:style>
    <style:style style:name="T5" style:parent-style-name="DefaultParagraphFont" style:family="text">
      <style:text-properties style:language-asian="en" style:country-asian="IE"/>
    </style:style>
    <style:style style:name="T6" style:parent-style-name="DefaultParagraphFont" style:family="text">
      <style:text-properties style:language-asian="en" style:country-asian="IE"/>
    </style:style>
    <style:style style:name="T7" style:parent-style-name="DefaultParagraphFont" style:family="text">
      <style:text-properties style:language-asian="en" style:country-asian="IE"/>
    </style:style>
    <style:style style:name="T8" style:parent-style-name="DefaultParagraphFont" style:family="text">
      <style:text-properties style:language-asian="en" style:country-asian="IE"/>
    </style:style>
    <style:style style:name="T9" style:parent-style-name="DefaultParagraphFont" style:family="text">
      <style:text-properties style:language-asian="en" style:country-asian="IE"/>
    </style:style>
    <style:style style:name="T10" style:parent-style-name="DefaultParagraphFont" style:family="text">
      <style:text-properties style:language-asian="en" style:country-asian="IE"/>
    </style:style>
    <style:style style:name="T11" style:parent-style-name="DefaultParagraphFont" style:family="text">
      <style:text-properties style:language-asian="en" style:country-asian="IE"/>
    </style:style>
    <style:style style:name="T12" style:parent-style-name="DefaultParagraphFont" style:family="text">
      <style:text-properties style:language-asian="en" style:country-asian="IE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><text:span text:style-name="T3"><draw:frame draw:style-name="a0" draw:name="Picture 4" text:anchor-type="as-char" svg:x="0in" svg:y="0in" svg:width="6.16774in" svg:height="7.39712in" style:rel-width="scale" style:rel-height="scale"><draw:image xlink:href="media/image1.jpeg" xlink:type="simple" xlink:show="embed" xlink:actuate="onLoad"/><svg:title/><svg:desc>C:\Users\User\OneDrive - Institute of Technology Blanchardstown\Web Dev Fundamentals\box.JPG</svg:desc></draw:frame></text:span></text:p>
      <text:soft-page-break/>
      <text:p text:style-name="P4"><text:span text:style-name="T5"><draw:frame draw:style-name="a1" draw:name="Picture 2" text:anchor-type="as-char" svg:x="0in" svg:y="0in" svg:width="6.26806in" svg:height="4.59813in" style:rel-width="scale" style:rel-height="scale"><draw:image xlink:href="media/image2.jpeg" xlink:type="simple" xlink:show="embed" xlink:actuate="onLoad"/><svg:title/><svg:desc>C:\Users\User\OneDrive - Institute of Technology Blanchardstown\Web Dev Fundamentals\Screen1.JPG</svg:desc></draw:frame></text:span><text:span text:style-name="T6"><draw:frame draw:style-name="a2" draw:name="Picture 6" text:anchor-type="as-char" svg:x="0in" svg:y="0in" svg:width="6.26806in" svg:height="4.2425in" style:rel-width="scale" style:rel-height="scale"><draw:image xlink:href="media/image3.jpeg" xlink:type="simple" xlink:show="embed" xlink:actuate="onLoad"/><svg:title/><svg:desc>C:\Users\User\OneDrive - Institute of Technology Blanchardstown\Web Dev Fundamentals\make.JPG</svg:desc></draw:frame></text:span></text:p>
      <text:soft-page-break/>
      <text:p text:style-name="Normal"><text:span text:style-name="T7"><draw:frame draw:style-name="a3" draw:name="Picture 3" text:anchor-type="as-char" svg:x="0in" svg:y="0in" svg:width="6.26806in" svg:height="4.0391in" style:rel-width="scale" style:rel-height="scale"><draw:image xlink:href="media/image4.jpeg" xlink:type="simple" xlink:show="embed" xlink:actuate="onLoad"/><svg:title/><svg:desc>C:\Users\User\OneDrive - Institute of Technology Blanchardstown\Web Dev Fundamentals\gallery.JPG</svg:desc></draw:frame></text:span><text:span text:style-name="T8"><draw:frame draw:style-name="a4" draw:name="Picture 5" text:anchor-type="as-char" svg:x="0in" svg:y="0in" svg:width="6.26806in" svg:height="3.95209in" style:rel-width="scale" style:rel-height="scale"><draw:image xlink:href="media/image5.jpeg" xlink:type="simple" xlink:show="embed" xlink:actuate="onLoad"/><svg:title/><svg:desc>C:\Users\User\OneDrive - Institute of Technology Blanchardstown\Web Dev Fundamentals\contact.JPG</svg:desc></draw:frame></text:span><text:soft-page-break/><text:span text:style-name="T9"><draw:frame draw:style-name="a5" draw:name="Picture 7" text:anchor-type="as-char" svg:x="0in" svg:y="0in" svg:width="6.26806in" svg:height="4.08293in" style:rel-width="scale" style:rel-height="scale"><draw:image xlink:href="media/image6.jpeg" xlink:type="simple" xlink:show="embed" xlink:actuate="onLoad"/><svg:title/><svg:desc>C:\Users\User\OneDrive - Institute of Technology Blanchardstown\Web Dev Fundamentals\night.JPG</svg:desc></draw:frame></text:span><text:span text:style-name="T10"><draw:frame draw:style-name="a6" draw:name="Picture 8" text:anchor-type="as-char" svg:x="0in" svg:y="0in" svg:width="6.26806in" svg:height="4.27769in" style:rel-width="scale" style:rel-height="scale"><draw:image xlink:href="media/image7.jpeg" xlink:type="simple" xlink:show="embed" xlink:actuate="onLoad"/><svg:title/><svg:desc>C:\Users\User\OneDrive - Institute of Technology Blanchardstown\Web Dev Fundamentals\scents.JPG</svg:desc></draw:frame></text:span><text:soft-page-break/><text:span text:style-name="T11"><draw:frame draw:style-name="a7" draw:name="Picture 9" text:anchor-type="as-char" svg:x="0in" svg:y="0in" svg:width="6.26806in" svg:height="4.81633in" style:rel-width="scale" style:rel-height="scale"><draw:image xlink:href="media/image8.jpeg" xlink:type="simple" xlink:show="embed" xlink:actuate="onLoad"/><svg:title/><svg:desc>C:\Users\User\OneDrive - Institute of Technology Blanchardstown\Web Dev Fundamentals\shoes.JPG</svg:desc></draw:frame></text:span><text:span text:style-name="T12"><draw:frame draw:style-name="a8" draw:name="Picture 10" text:anchor-type="as-char" svg:x="0in" svg:y="0in" svg:width="6.26806in" svg:height="4.3074in" style:rel-width="scale" style:rel-height="scale"><draw:image xlink:href="media/image9.jpeg" xlink:type="simple" xlink:show="embed" xlink:actuate="onLoad"/><svg:title/><svg:desc>C:\Users\User\OneDrive - Institute of Technology Blanchardstown\Web Dev Fundamentals\twists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7-11-08T22:17:00Z</meta:creation-date>
    <dc:date>2017-12-07T18:34:00Z</dc:date>
    <meta:template xlink:href="Normal" xlink:type="simple"/>
    <meta:editing-cycles>2</meta:editing-cycles>
    <meta:editing-duration>PT420S</meta:editing-duration>
    <meta:document-statistic meta:page-count="5" meta:paragraph-count="1" meta:word-count="2" meta:character-count="13" meta:row-count="1" meta:non-whitespace-character-count="12"/>
  </office:meta>
</office:document-meta>
</file>